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&amp;SOM</text:p>
      <text:p text:style-name="P1"/>
      <text:p text:style-name="P1">Cor e som, dois mundos, duas dimensões, dois campos, duas energias, duas faces da energia</text:p>
      <text:p text:style-name="P1"/>
      <text:p text:style-name="P1">mundo paralelos, adiacentes, os sentes... </text:p>
      <text:p text:style-name="P1">encostados, ligados, abraçados, entrosados dois dois lados</text:p>
      <text:p text:style-name="P1">lado a lado</text:p>
      <text:p text:style-name="P1"/>
      <text:p text:style-name="P1">por outro lado são energias frequencias mensuraveis, mediveis em niveis de intensidade, em outras palavras são números</text:p>
      <text:p text:style-name="P1"/>
      <text:p text:style-name="P1">levem esta conversa sem empenho, mas vos tenho que dizer que é importante e misterioso, cientifico e por aí não fico,</text:p>
      <text:p text:style-name="P1">se quiserem vos faço um desenho, para este conceito vos ficar menos distante, mais penetrante, evidente, claro... brilhante, </text:p>
      <text:p text:style-name="P1">menos serioso mais giocoso</text:p>
      <text:p text:style-name="P1"/>
      <text:p text:style-name="P1">oisso cores, vejo sons</text:p>
      <text:p text:style-name="P1">sinto cor&amp;sons os vossos</text:p>
      <text:p text:style-name="P1">ansimantes duvidosos</text:p>
      <text:p text:style-name="P1"/>
      <text:p text:style-name="P1">cada for uma frequência, cada som uma frequencia, é frequente entrar neste mundo, sempre! É a energia que percebemos, som e cor... coração</text:p>
      <text:p text:style-name="P1"/>
      <text:p text:style-name="P1">vermelho laranja amarelo verde azul indigo violeta</text:p>
      <text:p text:style-name="P1">do re mi fa sol la 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K </meta:initial-creator>
    <meta:creation-date>2014-09-15T21:33:47</meta:creation-date>
    <dc:date>2014-09-15T21:43:16</dc:date>
    <dc:creator>MICK </dc:creator>
    <meta:editing-duration>P0D</meta:editing-duration>
    <meta:editing-cycles>1</meta:editing-cycles>
    <meta:document-statistic meta:table-count="0" meta:image-count="0" meta:object-count="0" meta:page-count="1" meta:paragraph-count="15" meta:word-count="138" meta:character-count="868" meta:non-whitespace-character-count="743"/>
    <meta:generator>LibreOffice/3.5$Linux_x86 LibreOffice_project/350m1$Build-2</meta:generator>
  </office:meta>
</office:document-meta>
</file>